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6.995cm" table:align="left"/>
    </style:style>
    <style:style style:name="Table4.A" style:family="table-column">
      <style:table-column-properties style:column-width="8.405cm"/>
    </style:style>
    <style:style style:name="Table4.B" style:family="table-column">
      <style:table-column-properties style:column-width="8.59cm"/>
    </style:style>
    <style:style style:name="Table4.A1" style:family="table-cell">
      <style:table-cell-properties fo:background-color="#5c9be2" fo:padding="0.097cm" fo:border-left="0.05pt solid #000000" fo:border-right="none" fo:border-top="0.05pt solid #000000" fo:border-bottom="0.05pt solid #000000">
        <style:background-image/>
      </style:table-cell-properties>
    </style:style>
    <style:style style:name="Table4.B1" style:family="table-cell">
      <style:table-cell-properties fo:background-color="#5c9be2"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style:style>
    <style:style style:name="Table5.A" style:family="table-column">
      <style:table-column-properties style:column-width="8.405cm"/>
    </style:style>
    <style:style style:name="Table5.B" style:family="table-column">
      <style:table-column-properties style:column-width="8.59cm"/>
    </style:style>
    <style:style style:name="Table5.A1" style:family="table-cell">
      <style:table-cell-properties fo:background-color="#5c9be2" fo:padding="0.097cm" fo:border-left="0.05pt solid #000000" fo:border-right="none" fo:border-top="0.05pt solid #000000" fo:border-bottom="0.05pt solid #000000">
        <style:background-image/>
      </style:table-cell-properties>
    </style:style>
    <style:style style:name="Table5.B1" style:family="table-cell">
      <style:table-cell-properties fo:background-color="#5c9be2"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table-properties style:width="16.995cm" table:align="left"/>
    </style:style>
    <style:style style:name="Table6.A" style:family="table-column">
      <style:table-column-properties style:column-width="8.405cm"/>
    </style:style>
    <style:style style:name="Table6.B" style:family="table-column">
      <style:table-column-properties style:column-width="8.59cm"/>
    </style:style>
    <style:style style:name="Table6.A1" style:family="table-cell">
      <style:table-cell-properties fo:background-color="#5c9be2" fo:padding="0.097cm" fo:border-left="0.05pt solid #000000" fo:border-right="none" fo:border-top="0.05pt solid #000000" fo:border-bottom="0.05pt solid #000000">
        <style:background-image/>
      </style:table-cell-properties>
    </style:style>
    <style:style style:name="Table6.B1" style:family="table-cell">
      <style:table-cell-properties fo:background-color="#5c9be2"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loext:opacity="0%" fo:font-size="12pt" fo:font-style="normal" officeooo:rsid="0020d9b2" officeooo:paragraph-rsid="003e4022" style:font-size-asian="12pt" style:font-style-asian="normal" style:font-size-complex="12pt" style:font-style-complex="normal"/>
    </style:style>
    <style:style style:name="P2" style:family="paragraph" style:parent-style-name="Standard">
      <style:text-properties style:use-window-font-color="true" loext:opacity="0%" fo:font-size="12pt" fo:font-style="normal" officeooo:rsid="0020d9b2" officeooo:paragraph-rsid="0082ff1a" style:font-size-asian="12pt" style:font-style-asian="normal" style:font-size-complex="12pt" style:font-style-complex="normal"/>
    </style:style>
    <style:style style:name="P3" style:family="paragraph" style:parent-style-name="Standard">
      <style:text-properties style:use-window-font-color="true" loext:opacity="0%" fo:font-size="12pt" fo:font-style="normal" officeooo:rsid="0024bf82" officeooo:paragraph-rsid="003e4022" style:font-size-asian="12pt" style:font-style-asian="normal" style:font-size-complex="12pt" style:font-style-complex="normal"/>
    </style:style>
    <style:style style:name="P4" style:family="paragraph" style:parent-style-name="Standard">
      <style:text-properties style:use-window-font-color="true" loext:opacity="0%" fo:font-size="12pt" fo:font-style="normal" officeooo:rsid="0024bf82" officeooo:paragraph-rsid="0022ee23" style:font-size-asian="12pt" style:font-style-asian="normal" style:font-size-complex="12pt" style:font-style-complex="normal"/>
    </style:style>
    <style:style style:name="P5" style:family="paragraph" style:parent-style-name="Standard">
      <style:text-properties style:use-window-font-color="true" loext:opacity="0%" fo:font-size="12pt" fo:font-style="normal" fo:font-weight="bold" officeooo:rsid="002c5880" officeooo:paragraph-rsid="003e4022" style:font-size-asian="12pt" style:font-style-asian="normal" style:font-weight-asian="bold" style:font-size-complex="12pt" style:font-style-complex="normal" style:font-weight-complex="bold"/>
    </style:style>
    <style:style style:name="P6" style:family="paragraph" style:parent-style-name="Standard">
      <style:text-properties style:use-window-font-color="true" loext:opacity="0%" fo:font-size="12pt" fo:font-style="normal" fo:font-weight="bold" officeooo:rsid="002c5880" officeooo:paragraph-rsid="007d12c2" style:font-size-asian="12pt" style:font-style-asian="normal" style:font-weight-asian="bold" style:font-size-complex="12pt" style:font-style-complex="normal" style:font-weight-complex="bold"/>
    </style:style>
    <style:style style:name="P7" style:family="paragraph" style:parent-style-name="Standard">
      <style:text-properties style:use-window-font-color="true" loext:opacity="0%" fo:font-size="12pt" fo:font-style="normal" officeooo:rsid="0020d9b2" officeooo:paragraph-rsid="003e4022" fo:background-color="#dddddd" style:font-size-asian="12pt" style:font-style-asian="normal" style:font-size-complex="12pt" style:font-style-complex="normal"/>
    </style:style>
    <style:style style:name="P8" style:family="paragraph" style:parent-style-name="Standard">
      <style:text-properties fo:font-size="12pt" fo:font-weight="bold" officeooo:rsid="003e5913" officeooo:paragraph-rsid="0052ce5a" style:font-size-asian="12pt" style:font-weight-asian="bold" style:font-size-complex="12pt" style:font-weight-complex="bold"/>
    </style:style>
    <style:style style:name="P9" style:family="paragraph" style:parent-style-name="Standard">
      <style:text-properties fo:font-size="12pt" fo:font-weight="bold" officeooo:rsid="00463be1" officeooo:paragraph-rsid="0052ce5a" style:font-size-asian="12pt" style:font-weight-asian="bold" style:font-size-complex="12pt" style:font-weight-complex="bold"/>
    </style:style>
    <style:style style:name="P10" style:family="paragraph" style:parent-style-name="Standard">
      <style:text-properties fo:font-size="12pt" fo:font-weight="bold" officeooo:rsid="005a7f6a" officeooo:paragraph-rsid="0082ff1a" style:font-size-asian="12pt" style:font-weight-asian="bold" style:font-size-complex="12pt" style:font-weight-complex="bold"/>
    </style:style>
    <style:style style:name="P11" style:family="paragraph" style:parent-style-name="Standard">
      <style:text-properties fo:font-size="12pt" fo:font-weight="bold" officeooo:rsid="0052ce5a" officeooo:paragraph-rsid="0082ff1a" style:font-size-asian="12pt" style:font-weight-asian="bold" style:font-size-complex="12pt" style:font-weight-complex="bold"/>
    </style:style>
    <style:style style:name="P12" style:family="paragraph" style:parent-style-name="Standard">
      <style:text-properties fo:font-size="12pt" fo:font-weight="bold" officeooo:rsid="0056236d" officeooo:paragraph-rsid="0082ff1a" fo:background-color="#ffffff" style:font-size-asian="12pt" style:font-weight-asian="bold" style:font-size-complex="12pt" style:font-weight-complex="bold"/>
    </style:style>
    <style:style style:name="P13" style:family="paragraph" style:parent-style-name="Standard">
      <style:text-properties fo:font-size="12pt" fo:font-weight="bold" officeooo:rsid="00784b6c" officeooo:paragraph-rsid="00784b6c" fo:background-color="#ffffff" style:font-size-asian="12pt" style:font-weight-asian="bold" style:font-size-complex="12pt" style:font-weight-complex="bold"/>
    </style:style>
    <style:style style:name="P14" style:family="paragraph" style:parent-style-name="Standard">
      <style:text-properties fo:font-size="12pt" fo:font-weight="bold" officeooo:rsid="008b8a53" officeooo:paragraph-rsid="008b8a53" fo:background-color="#ffffff" style:font-size-asian="12pt" style:font-weight-asian="bold" style:font-size-complex="12pt" style:font-weight-complex="bold"/>
    </style:style>
    <style:style style:name="P15" style:family="paragraph" style:parent-style-name="Standard">
      <style:text-properties fo:font-size="12pt" fo:font-weight="bold" officeooo:rsid="008ed613" officeooo:paragraph-rsid="008ed613" fo:background-color="#ffffff" style:font-size-asian="12pt" style:font-weight-asian="bold" style:font-size-complex="12pt" style:font-weight-complex="bold"/>
    </style:style>
    <style:style style:name="P16" style:family="paragraph" style:parent-style-name="Standard">
      <style:text-properties fo:font-size="12pt" officeooo:rsid="0022ee23" officeooo:paragraph-rsid="0022ee23" style:font-size-asian="12pt" style:font-size-complex="12pt"/>
    </style:style>
    <style:style style:name="P17" style:family="paragraph" style:parent-style-name="Standard">
      <style:text-properties fo:font-size="12pt" officeooo:rsid="0022ee23" officeooo:paragraph-rsid="0040368b" style:font-size-asian="12pt" style:font-size-complex="12pt"/>
    </style:style>
    <style:style style:name="P18" style:family="paragraph" style:parent-style-name="Standard">
      <style:text-properties fo:font-size="12pt" officeooo:rsid="0022ee23" officeooo:paragraph-rsid="00477095" style:font-size-asian="12pt" style:font-size-complex="12pt"/>
    </style:style>
    <style:style style:name="P19" style:family="paragraph" style:parent-style-name="Standard">
      <style:text-properties fo:font-size="12pt" officeooo:rsid="0022ee23" officeooo:paragraph-rsid="0082ff1a" style:font-size-asian="12pt" style:font-size-complex="12pt"/>
    </style:style>
    <style:style style:name="P20" style:family="paragraph" style:parent-style-name="Standard">
      <style:text-properties fo:font-size="12pt" officeooo:rsid="003ef095" officeooo:paragraph-rsid="0022ee23" style:font-size-asian="12pt" style:font-size-complex="12pt"/>
    </style:style>
    <style:style style:name="P21" style:family="paragraph" style:parent-style-name="Standard">
      <style:text-properties fo:font-size="12pt" officeooo:rsid="003e5913" officeooo:paragraph-rsid="003ef095" style:font-size-asian="12pt" style:font-size-complex="12pt"/>
    </style:style>
    <style:style style:name="P22" style:family="paragraph" style:parent-style-name="Standard">
      <style:text-properties fo:font-size="12pt" officeooo:rsid="0044ef31" officeooo:paragraph-rsid="0044ef31" style:font-size-asian="12pt" style:font-size-complex="12pt"/>
    </style:style>
    <style:style style:name="P23" style:family="paragraph" style:parent-style-name="Standard">
      <style:text-properties fo:font-size="12pt" officeooo:rsid="0040368b" officeooo:paragraph-rsid="0040368b" style:font-size-asian="12pt" style:font-size-complex="12pt"/>
    </style:style>
    <style:style style:name="P24" style:family="paragraph" style:parent-style-name="Standard">
      <style:text-properties fo:font-size="12pt" officeooo:rsid="004753d1" officeooo:paragraph-rsid="004753d1" style:font-size-asian="12pt" style:font-size-complex="12pt"/>
    </style:style>
    <style:style style:name="P25" style:family="paragraph" style:parent-style-name="Standard">
      <style:text-properties fo:font-size="12pt" officeooo:rsid="004753d1" officeooo:paragraph-rsid="00463be1" style:font-size-asian="12pt" style:font-size-complex="12pt"/>
    </style:style>
    <style:style style:name="P26" style:family="paragraph" style:parent-style-name="Standard">
      <style:text-properties fo:font-size="12pt" officeooo:rsid="001f1a26" officeooo:paragraph-rsid="0052ce5a" style:font-size-asian="12pt" style:font-size-complex="12pt"/>
    </style:style>
    <style:style style:name="P27" style:family="paragraph" style:parent-style-name="Standard">
      <style:text-properties fo:font-size="12pt" officeooo:rsid="002b652b" officeooo:paragraph-rsid="0052ce5a" style:font-size-asian="12pt" style:font-size-complex="12pt"/>
    </style:style>
    <style:style style:name="P28" style:family="paragraph" style:parent-style-name="Standard">
      <style:text-properties fo:font-size="12pt" officeooo:rsid="0049126d" officeooo:paragraph-rsid="004b9fa4" style:font-size-asian="12pt" style:font-size-complex="12pt"/>
    </style:style>
    <style:style style:name="P29" style:family="paragraph" style:parent-style-name="Standard">
      <style:text-properties fo:font-size="12pt" officeooo:rsid="0049a558" officeooo:paragraph-rsid="0049a558" style:font-size-asian="12pt" style:font-size-complex="12pt"/>
    </style:style>
    <style:style style:name="P30" style:family="paragraph" style:parent-style-name="Standard">
      <style:text-properties fo:font-size="12pt" officeooo:rsid="00531e40" officeooo:paragraph-rsid="00531e40" style:font-size-asian="12pt" style:font-size-complex="12pt"/>
    </style:style>
    <style:style style:name="P31" style:family="paragraph" style:parent-style-name="Standard">
      <style:text-properties fo:font-size="12pt" officeooo:rsid="005d851d" officeooo:paragraph-rsid="005d851d" style:font-size-asian="12pt" style:font-size-complex="12pt"/>
    </style:style>
    <style:style style:name="P32" style:family="paragraph" style:parent-style-name="Standard">
      <style:text-properties fo:font-size="12pt" officeooo:rsid="006633f2" officeooo:paragraph-rsid="00667276" style:font-size-asian="12pt" style:font-size-complex="12pt"/>
    </style:style>
    <style:style style:name="P33" style:family="paragraph" style:parent-style-name="Standard">
      <style:text-properties fo:font-size="12pt" fo:background-color="#dddddd" style:font-size-asian="12pt" style:font-size-complex="12pt"/>
    </style:style>
    <style:style style:name="P34" style:family="paragraph" style:parent-style-name="Standard">
      <style:text-properties fo:font-size="12pt" fo:font-weight="normal" officeooo:rsid="00477095" officeooo:paragraph-rsid="00477095" style:font-size-asian="12pt" style:font-weight-asian="normal" style:font-size-complex="12pt" style:font-weight-complex="normal"/>
    </style:style>
    <style:style style:name="P35" style:family="paragraph" style:parent-style-name="Standard">
      <style:text-properties fo:font-size="12pt" fo:font-weight="normal" officeooo:rsid="006c29b1" officeooo:paragraph-rsid="006c29b1" style:font-size-asian="12pt" style:font-weight-asian="normal" style:font-size-complex="12pt" style:font-weight-complex="normal"/>
    </style:style>
    <style:style style:name="P36" style:family="paragraph" style:parent-style-name="Standard">
      <style:text-properties fo:font-size="12pt" fo:font-weight="normal" officeooo:rsid="004753d1" officeooo:paragraph-rsid="004753d1" style:font-size-asian="12pt" style:font-weight-asian="normal" style:font-size-complex="12pt" style:font-weight-complex="normal"/>
    </style:style>
    <style:style style:name="P37" style:family="paragraph" style:parent-style-name="Standard">
      <style:text-properties fo:font-size="12pt" officeooo:rsid="0052ce5a" officeooo:paragraph-rsid="0052ce5a" fo:background-color="#ffffff" style:font-size-asian="12pt" style:font-size-complex="12pt"/>
    </style:style>
    <style:style style:name="P38" style:family="paragraph" style:parent-style-name="Standard">
      <style:text-properties fo:font-size="12pt" officeooo:rsid="0052ce5a" officeooo:paragraph-rsid="007d12c2" fo:background-color="#ffffff" style:font-size-asian="12pt" style:font-size-complex="12pt"/>
    </style:style>
    <style:style style:name="P39" style:family="paragraph" style:parent-style-name="Standard">
      <style:text-properties fo:font-size="12pt" officeooo:rsid="0052ce5a" officeooo:paragraph-rsid="007fdb87" fo:background-color="#ffffff" style:font-size-asian="12pt" style:font-size-complex="12pt"/>
    </style:style>
    <style:style style:name="P40" style:family="paragraph" style:parent-style-name="Standard">
      <style:text-properties fo:font-size="12pt" officeooo:rsid="0052ce5a" officeooo:paragraph-rsid="0082ff1a" fo:background-color="#ffffff" style:font-size-asian="12pt" style:font-size-complex="12pt"/>
    </style:style>
    <style:style style:name="P41" style:family="paragraph" style:parent-style-name="Standard">
      <style:text-properties fo:font-size="12pt" officeooo:rsid="004753d1" officeooo:paragraph-rsid="0052ce5a" fo:background-color="#ffffff" style:font-size-asian="12pt" style:font-size-complex="12pt"/>
    </style:style>
    <style:style style:name="P42" style:family="paragraph" style:parent-style-name="Standard">
      <style:text-properties fo:font-size="12pt" officeooo:rsid="0056236d" officeooo:paragraph-rsid="00784b6c" fo:background-color="#ffffff" style:font-size-asian="12pt" style:font-size-complex="12pt"/>
    </style:style>
    <style:style style:name="P43" style:family="paragraph" style:parent-style-name="Standard">
      <style:text-properties fo:font-size="12pt" officeooo:rsid="0056236d" officeooo:paragraph-rsid="007950b0" fo:background-color="#ffffff" style:font-size-asian="12pt" style:font-size-complex="12pt"/>
    </style:style>
    <style:style style:name="P44" style:family="paragraph" style:parent-style-name="Standard">
      <style:text-properties fo:font-size="12pt" officeooo:rsid="0056236d" officeooo:paragraph-rsid="007d12c2" fo:background-color="#ffffff" style:font-size-asian="12pt" style:font-size-complex="12pt"/>
    </style:style>
    <style:style style:name="P45" style:family="paragraph" style:parent-style-name="Standard">
      <style:text-properties fo:font-size="12pt" officeooo:rsid="0056236d" officeooo:paragraph-rsid="007fdb87" fo:background-color="#ffffff" style:font-size-asian="12pt" style:font-size-complex="12pt"/>
    </style:style>
    <style:style style:name="P46" style:family="paragraph" style:parent-style-name="Standard">
      <style:text-properties fo:font-size="12pt" officeooo:rsid="0056236d" officeooo:paragraph-rsid="0082ff1a" fo:background-color="#ffffff" style:font-size-asian="12pt" style:font-size-complex="12pt"/>
    </style:style>
    <style:style style:name="P47" style:family="paragraph" style:parent-style-name="Standard">
      <style:text-properties fo:font-size="12pt" officeooo:rsid="0072d3c4" officeooo:paragraph-rsid="0072d3c4" fo:background-color="#ffffff" style:font-size-asian="12pt" style:font-size-complex="12pt"/>
    </style:style>
    <style:style style:name="P48" style:family="paragraph" style:parent-style-name="Standard">
      <style:text-properties fo:font-size="12pt" officeooo:rsid="0076d041" officeooo:paragraph-rsid="0076d041" fo:background-color="#ffffff" style:font-size-asian="12pt" style:font-size-complex="12pt"/>
    </style:style>
    <style:style style:name="P49" style:family="paragraph" style:parent-style-name="Standard">
      <style:text-properties fo:font-size="12pt" officeooo:rsid="00784b6c" officeooo:paragraph-rsid="00784b6c" fo:background-color="#ffffff" style:font-size-asian="12pt" style:font-size-complex="12pt"/>
    </style:style>
    <style:style style:name="P50" style:family="paragraph" style:parent-style-name="Standard">
      <style:text-properties fo:font-size="12pt" officeooo:rsid="007d12c2" officeooo:paragraph-rsid="007d12c2" fo:background-color="#ffffff" style:font-size-asian="12pt" style:font-size-complex="12pt"/>
    </style:style>
    <style:style style:name="P51" style:family="paragraph" style:parent-style-name="Standard">
      <style:text-properties fo:font-size="12pt" officeooo:rsid="007fdb87" officeooo:paragraph-rsid="007fdb87" fo:background-color="#ffffff" style:font-size-asian="12pt" style:font-size-complex="12pt"/>
    </style:style>
    <style:style style:name="P52" style:family="paragraph" style:parent-style-name="Standard">
      <style:text-properties fo:font-size="12pt" officeooo:rsid="008b8a53" officeooo:paragraph-rsid="008b8a53" fo:background-color="#ffffff" style:font-size-asian="12pt" style:font-size-complex="12pt"/>
    </style:style>
    <style:style style:name="P53" style:family="paragraph" style:parent-style-name="Standard">
      <style:text-properties fo:font-size="12pt" officeooo:rsid="008cdfeb" officeooo:paragraph-rsid="008cdfeb" fo:background-color="#ffffff" style:font-size-asian="12pt" style:font-size-complex="12pt"/>
    </style:style>
    <style:style style:name="P54" style:family="paragraph" style:parent-style-name="Standard">
      <style:text-properties fo:font-size="12pt" officeooo:rsid="008ed613" officeooo:paragraph-rsid="008ed613" fo:background-color="#ffffff" style:font-size-asian="12pt" style:font-size-complex="12pt"/>
    </style:style>
    <style:style style:name="P55" style:family="paragraph" style:parent-style-name="Standard">
      <style:text-properties fo:font-size="12pt" officeooo:rsid="00906742" officeooo:paragraph-rsid="00906742" fo:background-color="#ffffff" style:font-size-asian="12pt" style:font-size-complex="12pt"/>
    </style:style>
    <style:style style:name="P56" style:family="paragraph" style:parent-style-name="Standard">
      <style:text-properties fo:font-size="12pt" officeooo:rsid="00920f80" officeooo:paragraph-rsid="00920f80" fo:background-color="#ffffff" style:font-size-asian="12pt" style:font-size-complex="12pt"/>
    </style:style>
    <style:style style:name="P57" style:family="paragraph" style:parent-style-name="Standard">
      <style:text-properties fo:font-size="12pt" officeooo:rsid="004c7132" officeooo:paragraph-rsid="004c7132" fo:background-color="#ffffff" style:font-size-asian="12pt" style:font-size-complex="12pt"/>
    </style:style>
    <style:style style:name="P58" style:family="paragraph" style:parent-style-name="Standard">
      <style:text-properties fo:font-size="16pt" fo:font-weight="bold" officeooo:rsid="003e5913" officeooo:paragraph-rsid="003e5913" style:font-size-asian="16pt" style:font-weight-asian="bold" style:font-size-complex="16pt" style:font-weight-complex="bold"/>
    </style:style>
    <style:style style:name="P59" style:family="paragraph" style:parent-style-name="Standard">
      <style:text-properties fo:font-size="16pt" fo:font-weight="bold" officeooo:rsid="00477095" officeooo:paragraph-rsid="00477095" style:font-size-asian="16pt" style:font-weight-asian="bold" style:font-size-complex="16pt" style:font-weight-complex="bold"/>
    </style:style>
    <style:style style:name="P60" style:family="paragraph" style:parent-style-name="Standard">
      <style:text-properties fo:font-size="16pt" fo:font-weight="bold" officeooo:rsid="0082ff1a" officeooo:paragraph-rsid="0082ff1a" style:font-size-asian="16pt" style:font-weight-asian="bold" style:font-size-complex="16pt" style:font-weight-complex="bold"/>
    </style:style>
    <style:style style:name="P61" style:family="paragraph" style:parent-style-name="Standard">
      <style:text-properties fo:font-size="16pt" fo:font-weight="bold" officeooo:rsid="0094916c" officeooo:paragraph-rsid="0094916c"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20pt" fo:font-weight="bold" officeooo:rsid="003e4022" officeooo:paragraph-rsid="003e4022" style:font-size-asian="20pt" style:font-weight-asian="bold" style:font-size-complex="20pt" style:font-weight-complex="bold"/>
    </style:style>
    <style:style style:name="P63" style:family="paragraph" style:parent-style-name="Standard">
      <style:paragraph-properties fo:margin-left="0cm" fo:margin-right="0cm" fo:text-indent="0cm" style:auto-text-indent="false"/>
      <style:text-properties fo:font-size="12pt" officeooo:rsid="003e5913" officeooo:paragraph-rsid="003e5913" style:font-size-asian="12pt" style:font-size-complex="12pt"/>
    </style:style>
    <style:style style:name="P64" style:family="paragraph" style:parent-style-name="Standard">
      <style:paragraph-properties fo:margin-left="0cm" fo:margin-right="0cm" fo:text-indent="0cm" style:auto-text-indent="false"/>
      <style:text-properties fo:font-size="12pt" officeooo:rsid="001f1a26" officeooo:paragraph-rsid="0052ce5a" style:font-size-asian="12pt" style:font-size-complex="12pt"/>
    </style:style>
    <style:style style:name="P65" style:family="paragraph" style:parent-style-name="Standard">
      <style:paragraph-properties fo:margin-left="0cm" fo:margin-right="0cm" fo:text-indent="0cm" style:auto-text-indent="false"/>
      <style:text-properties fo:font-size="12pt" fo:font-style="normal" officeooo:rsid="001f1a26" officeooo:paragraph-rsid="0052ce5a" style:font-size-asian="12pt" style:font-style-asian="normal" style:font-size-complex="12pt" style:font-style-complex="normal"/>
    </style:style>
    <style:style style:name="P66" style:family="paragraph" style:parent-style-name="Standard">
      <style:paragraph-properties fo:margin-left="0cm" fo:margin-right="0cm" fo:text-indent="0cm" style:auto-text-indent="false"/>
      <style:text-properties fo:font-size="12pt" officeooo:rsid="001f1a26" officeooo:paragraph-rsid="0052ce5a" fo:background-color="#dddddd" style:font-size-asian="12pt" style:font-size-complex="12pt"/>
    </style:style>
    <style:style style:name="P67" style:family="paragraph" style:parent-style-name="Standard">
      <style:paragraph-properties fo:margin-left="0cm" fo:margin-right="0cm" fo:text-indent="0cm" style:auto-text-indent="false"/>
      <style:text-properties fo:color="#f10d0c" loext:opacity="100%" fo:font-size="12pt" fo:font-style="normal" officeooo:rsid="001f1a26" officeooo:paragraph-rsid="0052ce5a" style:font-size-asian="12pt" style:font-style-asian="normal" style:font-size-complex="12pt" style:font-style-complex="normal"/>
    </style:style>
    <style:style style:name="P68" style:family="paragraph" style:parent-style-name="Standard">
      <style:paragraph-properties fo:margin-left="0cm" fo:margin-right="0cm" fo:text-indent="0cm" style:auto-text-indent="false"/>
      <style:text-properties style:use-window-font-color="true" loext:opacity="0%" fo:font-size="12pt" fo:font-style="normal" officeooo:rsid="002b652b" officeooo:paragraph-rsid="0052ce5a" style:font-size-asian="12pt" style:font-style-asian="normal" style:font-size-complex="12pt" style:font-style-complex="normal"/>
    </style:style>
    <style:style style:name="P69" style:family="paragraph" style:parent-style-name="Standard">
      <style:paragraph-properties fo:margin-left="0cm" fo:margin-right="0cm" fo:text-indent="0cm" style:auto-text-indent="false"/>
      <style:text-properties style:use-window-font-color="true" loext:opacity="0%" fo:font-size="12pt" fo:font-style="normal" officeooo:rsid="0020d9b2" officeooo:paragraph-rsid="0052ce5a" style:font-size-asian="12pt" style:font-style-asian="normal" style:font-size-complex="12pt" style:font-style-complex="normal"/>
    </style:style>
    <style:style style:name="P70" style:family="paragraph" style:parent-style-name="Table_20_Contents">
      <style:text-properties fo:font-size="12pt" officeooo:rsid="0056236d" officeooo:paragraph-rsid="00784b6c" style:font-size-asian="12pt" style:font-size-complex="12pt"/>
    </style:style>
    <style:style style:name="P71" style:family="paragraph" style:parent-style-name="Table_20_Contents">
      <style:text-properties fo:font-size="12pt" officeooo:rsid="0056236d" officeooo:paragraph-rsid="007d12c2" style:font-size-asian="12pt" style:font-size-complex="12pt"/>
    </style:style>
    <style:style style:name="P72" style:family="paragraph" style:parent-style-name="Table_20_Contents">
      <style:text-properties fo:font-size="12pt" officeooo:rsid="0056236d" officeooo:paragraph-rsid="007fdb87" style:font-size-asian="12pt" style:font-size-complex="12pt"/>
    </style:style>
    <style:style style:name="P73" style:family="paragraph" style:parent-style-name="Table_20_Contents">
      <style:text-properties fo:font-size="12pt" officeooo:rsid="0056236d" officeooo:paragraph-rsid="0082ff1a" style:font-size-asian="12pt" style:font-size-complex="12pt"/>
    </style:style>
    <style:style style:name="P74" style:family="paragraph" style:parent-style-name="Table_20_Contents">
      <style:text-properties fo:font-size="12pt" officeooo:rsid="0057e3f2" officeooo:paragraph-rsid="0082ff1a" style:font-size-asian="12pt" style:font-size-complex="12pt"/>
    </style:style>
    <style:style style:name="P75" style:family="paragraph" style:parent-style-name="Table_20_Contents">
      <style:text-properties fo:font-size="12pt" officeooo:rsid="007950b0" officeooo:paragraph-rsid="007950b0" style:font-size-asian="12pt" style:font-size-complex="12pt"/>
    </style:style>
    <style:style style:name="P76" style:family="paragraph" style:parent-style-name="Table_20_Contents">
      <style:text-properties fo:font-size="12pt" officeooo:rsid="007950b0" officeooo:paragraph-rsid="007d12c2" style:font-size-asian="12pt" style:font-size-complex="12pt"/>
    </style:style>
    <style:style style:name="P77" style:family="paragraph" style:parent-style-name="Table_20_Contents">
      <style:text-properties fo:font-size="12pt" officeooo:rsid="007950b0" officeooo:paragraph-rsid="007fc23b" style:font-size-asian="12pt" style:font-size-complex="12pt"/>
    </style:style>
    <style:style style:name="P78" style:family="paragraph" style:parent-style-name="Table_20_Contents">
      <style:text-properties fo:font-size="12pt" officeooo:rsid="007950b0" officeooo:paragraph-rsid="007fdb87" style:font-size-asian="12pt" style:font-size-complex="12pt"/>
    </style:style>
    <style:style style:name="P79" style:family="paragraph" style:parent-style-name="Table_20_Contents">
      <style:text-properties fo:font-size="12pt" officeooo:rsid="007d12c2" officeooo:paragraph-rsid="007d12c2" style:font-size-asian="12pt" style:font-size-complex="12pt"/>
    </style:style>
    <style:style style:name="P80" style:family="paragraph" style:parent-style-name="Table_20_Contents">
      <style:text-properties fo:font-size="12pt" officeooo:rsid="00809a82" officeooo:paragraph-rsid="00809a82" style:font-size-asian="12pt" style:font-size-complex="12pt"/>
    </style:style>
    <style:style style:name="P81" style:family="paragraph" style:parent-style-name="Table_20_Contents">
      <style:text-properties fo:font-size="12pt" officeooo:rsid="0056236d" officeooo:paragraph-rsid="007950b0" fo:background-color="#ffffff" style:font-size-asian="12pt" style:font-size-complex="12pt"/>
    </style:style>
    <style:style style:name="P82" style:family="paragraph" style:parent-style-name="Table_20_Contents">
      <style:text-properties fo:font-size="12pt" officeooo:rsid="0056236d" officeooo:paragraph-rsid="007d12c2" fo:background-color="#ffffff" style:font-size-asian="12pt" style:font-size-complex="12pt"/>
    </style:style>
    <style:style style:name="P83" style:family="paragraph" style:parent-style-name="Table_20_Contents">
      <style:text-properties fo:font-size="12pt" officeooo:rsid="0056236d" officeooo:paragraph-rsid="007fdb87" fo:background-color="#ffffff" style:font-size-asian="12pt" style:font-size-complex="12pt"/>
    </style:style>
    <style:style style:name="P84" style:family="paragraph" style:parent-style-name="Table_20_Contents">
      <style:text-properties fo:font-size="12pt" officeooo:rsid="007950b0" officeooo:paragraph-rsid="008b8a53" fo:background-color="#ffffff" style:font-size-asian="12pt" style:font-size-complex="12pt"/>
    </style:style>
    <style:style style:name="P85" style:family="paragraph" style:parent-style-name="Table_20_Contents">
      <style:text-properties fo:font-size="12pt" officeooo:rsid="008b8a53" officeooo:paragraph-rsid="008b8a53" fo:background-color="#ffffff" style:font-size-asian="12pt" style:font-size-complex="12pt"/>
    </style:style>
    <style:style style:name="P86" style:family="paragraph" style:parent-style-name="Table_20_Contents">
      <style:text-properties fo:font-size="12pt" officeooo:rsid="00784b6c" officeooo:paragraph-rsid="007fdb87" fo:background-color="#ffffff" style:font-size-asian="12pt" style:font-size-complex="12pt"/>
    </style:style>
    <style:style style:name="P87" style:family="paragraph" style:parent-style-name="Table_20_Contents">
      <style:text-properties fo:font-size="12pt" fo:font-weight="normal" officeooo:rsid="007950b0" officeooo:paragraph-rsid="007950b0" fo:background-color="#5c9be2" style:font-size-asian="12pt" style:font-weight-asian="normal" style:font-size-complex="12pt" style:font-weight-complex="normal"/>
    </style:style>
    <style:style style:name="P88" style:family="paragraph" style:parent-style-name="Table_20_Contents">
      <style:text-properties fo:font-size="12pt" fo:font-weight="normal" officeooo:rsid="007950b0" officeooo:paragraph-rsid="007d12c2" fo:background-color="#5c9be2" style:font-size-asian="12pt" style:font-weight-asian="normal" style:font-size-complex="12pt" style:font-weight-complex="normal"/>
    </style:style>
    <style:style style:name="P89" style:family="paragraph" style:parent-style-name="Table_20_Contents">
      <style:text-properties fo:font-size="12pt" fo:font-weight="normal" officeooo:rsid="007950b0" officeooo:paragraph-rsid="007fdb87" fo:background-color="#5c9be2" style:font-size-asian="12pt" style:font-weight-asian="normal" style:font-size-complex="12pt" style:font-weight-complex="normal"/>
    </style:style>
    <style:style style:name="P90" style:family="paragraph" style:parent-style-name="Standard" style:list-style-name="L1">
      <style:text-properties fo:font-size="12pt" officeooo:rsid="00531e40" officeooo:paragraph-rsid="00531e40" style:font-size-asian="12pt" style:font-size-complex="12pt"/>
    </style:style>
    <style:style style:name="P91" style:family="paragraph" style:parent-style-name="Standard" style:list-style-name="L2">
      <style:text-properties fo:font-size="12pt" officeooo:rsid="003e5913" officeooo:paragraph-rsid="003e5913" style:font-size-asian="12pt" style:font-size-complex="12pt"/>
    </style:style>
    <style:style style:name="P92" style:family="paragraph" style:parent-style-name="Standard" style:list-style-name="L2">
      <style:text-properties fo:font-size="12pt" officeooo:rsid="003e5913" officeooo:paragraph-rsid="0044ef31" style:font-size-asian="12pt" style:font-size-complex="12pt"/>
    </style:style>
    <style:style style:name="P93" style:family="paragraph" style:parent-style-name="Standard" style:list-style-name="L2">
      <style:text-properties fo:font-size="12pt" officeooo:rsid="009ede4a" officeooo:paragraph-rsid="009ede4a" style:font-size-asian="12pt" style:font-size-complex="12pt"/>
    </style:style>
    <style:style style:name="P94" style:family="paragraph" style:parent-style-name="Standard" style:list-style-name="L3">
      <style:text-properties fo:font-size="12pt" officeooo:rsid="0044ef31" officeooo:paragraph-rsid="0044ef31" style:font-size-asian="12pt" style:font-size-complex="12pt"/>
    </style:style>
    <style:style style:name="P95" style:family="paragraph" style:parent-style-name="Standard" style:list-style-name="L3">
      <style:text-properties fo:font-size="12pt" officeooo:rsid="0040368b" officeooo:paragraph-rsid="0040368b" style:font-size-asian="12pt" style:font-size-complex="12pt"/>
    </style:style>
    <style:style style:name="P96" style:family="paragraph" style:parent-style-name="Standard">
      <style:text-properties fo:font-size="12pt" officeooo:rsid="001f1a26" officeooo:paragraph-rsid="0052ce5a" style:font-size-asian="12pt" style:font-size-complex="12pt"/>
    </style:style>
    <style:style style:name="P97" style:family="paragraph" style:parent-style-name="Standard">
      <style:text-properties fo:font-size="12pt" officeooo:rsid="00784b6c" officeooo:paragraph-rsid="00784b6c" fo:background-color="#ffffff" style:font-size-asian="12pt" style:font-size-complex="12pt"/>
    </style:style>
    <style:style style:name="P98" style:family="paragraph" style:parent-style-name="Standard">
      <style:text-properties officeooo:paragraph-rsid="00a6829f"/>
    </style:style>
    <style:style style:name="P99" style:family="paragraph" style:parent-style-name="Standard">
      <style:text-properties officeooo:rsid="00aaa8e6" officeooo:paragraph-rsid="00aaa8e6"/>
    </style:style>
    <style:style style:name="T1" style:family="text">
      <style:text-properties officeooo:rsid="002554d6"/>
    </style:style>
    <style:style style:name="T2" style:family="text">
      <style:text-properties officeooo:rsid="003ef095"/>
    </style:style>
    <style:style style:name="T3" style:family="text">
      <style:text-properties officeooo:rsid="00432d30"/>
    </style:style>
    <style:style style:name="T4" style:family="text">
      <style:text-properties officeooo:rsid="0044ef31"/>
    </style:style>
    <style:style style:name="T5" style:family="text">
      <style:text-properties officeooo:rsid="00450904"/>
    </style:style>
    <style:style style:name="T6" style:family="text">
      <style:text-properties officeooo:rsid="00463be1"/>
    </style:style>
    <style:style style:name="T7" style:family="text">
      <style:text-properties officeooo:rsid="0049a558"/>
    </style:style>
    <style:style style:name="T8" style:family="text">
      <style:text-properties officeooo:rsid="004b9fa4"/>
    </style:style>
    <style:style style:name="T9" style:family="text">
      <style:text-properties officeooo:rsid="004c7132"/>
    </style:style>
    <style:style style:name="T10" style:family="text">
      <style:text-properties officeooo:rsid="004ed933"/>
    </style:style>
    <style:style style:name="T11" style:family="text">
      <style:text-properties officeooo:rsid="004f954f"/>
    </style:style>
    <style:style style:name="T12" style:family="text">
      <style:text-properties officeooo:rsid="0054eb44"/>
    </style:style>
    <style:style style:name="T13" style:family="text">
      <style:text-properties fo:background-color="#ffffff" loext:char-shading-value="0"/>
    </style:style>
    <style:style style:name="T14" style:family="text">
      <style:text-properties officeooo:rsid="0076d041" fo:background-color="#ffffff" loext:char-shading-value="0"/>
    </style:style>
    <style:style style:name="T15" style:family="text">
      <style:text-properties officeooo:rsid="00784b6c" fo:background-color="#ffffff" loext:char-shading-value="0"/>
    </style:style>
    <style:style style:name="T16" style:family="text">
      <style:text-properties officeooo:rsid="007fc23b" fo:background-color="#ffffff" loext:char-shading-value="0"/>
    </style:style>
    <style:style style:name="T17" style:family="text">
      <style:text-properties fo:background-color="#ffffff" loext:char-shading-value="0"/>
    </style:style>
    <style:style style:name="T18" style:family="text">
      <style:text-properties officeooo:rsid="005bf0fa"/>
    </style:style>
    <style:style style:name="T19" style:family="text">
      <style:text-properties officeooo:rsid="006c29b1"/>
    </style:style>
    <style:style style:name="T20" style:family="text">
      <style:text-properties officeooo:rsid="00702b97"/>
    </style:style>
    <style:style style:name="T21" style:family="text">
      <style:text-properties officeooo:rsid="00765f84"/>
    </style:style>
    <style:style style:name="T22" style:family="text">
      <style:text-properties officeooo:rsid="0076d041"/>
    </style:style>
    <style:style style:name="T23" style:family="text">
      <style:text-properties officeooo:rsid="00784b6c"/>
    </style:style>
    <style:style style:name="T24" style:family="text">
      <style:text-properties officeooo:rsid="007950b0"/>
    </style:style>
    <style:style style:name="T25" style:family="text">
      <style:text-properties officeooo:rsid="007d12c2"/>
    </style:style>
    <style:style style:name="T26" style:family="text">
      <style:text-properties officeooo:rsid="008b8a53"/>
    </style:style>
    <style:style style:name="T27" style:family="text">
      <style:text-properties officeooo:rsid="00920f80"/>
    </style:style>
    <style:style style:name="T28" style:family="text">
      <style:text-properties officeooo:rsid="009bf9ed"/>
    </style:style>
    <style:style style:name="T29" style:family="text">
      <style:text-properties officeooo:rsid="009f73d8"/>
    </style:style>
    <style:style style:name="T30" style:family="text">
      <style:text-properties officeooo:rsid="00a0ba0f"/>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6c29b1" style:font-size-asian="12pt" style:font-weight-asian="normal" style:font-size-complex="12pt" style:font-weight-complex="normal"/>
    </style:style>
    <style:style style:name="T33" style:family="text">
      <style:text-properties fo:font-size="12pt" fo:font-weight="normal" officeooo:rsid="00477095" style:font-size-asian="12pt" style:font-weight-asian="normal" style:font-size-complex="12pt" style:font-weight-complex="normal"/>
    </style:style>
    <style:style style:name="T34" style:family="text">
      <style:text-properties fo:font-size="12pt" fo:font-weight="normal" officeooo:rsid="004ed933" style:font-size-asian="12pt" style:font-weight-asian="normal" style:font-size-complex="12pt" style:font-weight-complex="normal"/>
    </style:style>
    <style:style style:name="T35" style:family="text">
      <style:text-properties fo:font-size="12pt" fo:font-weight="normal" officeooo:rsid="00aaa8e6" style:font-size-asian="12pt" style:font-weight-asian="normal" style:font-size-complex="12pt" style:font-weight-complex="normal"/>
    </style:style>
    <style:style style:name="T36" style:family="text">
      <style:text-properties fo:font-size="12pt" fo:font-weight="normal" officeooo:rsid="00af4058"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Rover Cam Manual</text:p>
      <text:p text:style-name="P16"/>
      <text:p text:style-name="P16"/>
      <text:p text:style-name="P30">Rover Cam is a network independent security, <text:span text:style-name="T18">and pest control </text:span>software, to be used on Raspberry Pi. </text:p>
      <text:p text:style-name="P30"/>
      <text:p text:style-name="P30">On motion detection i<text:span text:style-name="T20">t</text:span> can:</text:p>
      <text:list xml:id="list2666990208" text:style-name="L1">
        <text:list-item>
          <text:p text:style-name="P90">record clips, or images</text:p>
        </text:list-item>
        <text:list-item>
          <text:p text:style-name="P90">play one or more audio files, or run python files</text:p>
        </text:list-item>
        <text:list-item>
          <text:p text:style-name="P90">control up to 8 GPIO pins <text:span text:style-name="T12">by turning them on and off, called “Actions”</text:span></text:p>
        </text:list-item>
      </text:list>
      <text:p text:style-name="P16"/>
      <text:p text:style-name="P31"><text:span text:style-name="T28">With extra electronics and hardware, </text:span>Rover Cam can be used for pest control, by making sounds that <text:span text:style-name="T20">frighten</text:span>, or irritate animals, by moving an object to scare the animal, or initiating a spray of water, as motion sensing sprinklers do. As a security camera it can sound an alarm, or any custom audio recording, <text:span text:style-name="T28">and/or</text:span> move objects.</text:p>
      <text:p text:style-name="P16"/>
      <text:p text:style-name="P16"/>
      <text:p text:style-name="P58">System Requirements <text:span text:style-name="T4">(version tested on)</text:span>:</text:p>
      <text:p text:style-name="P20"/>
      <text:p text:style-name="P63">Raspberry Pi OS (32 bit)</text:p>
      <text:list xml:id="list596264026" text:style-name="L2">
        <text:list-item>
          <text:p text:style-name="P91"><text:span text:style-name="T2">Python </text:span><text:span text:style-name="T4">(</text:span><text:span text:style-name="T2">3.7.3</text:span><text:span text:style-name="T4">)</text:span></text:p>
        </text:list-item>
        <text:list-item>
          <text:p text:style-name="P91"><text:span text:style-name="T2">opencv-contrib-python </text:span><text:span text:style-name="T4">(</text:span><text:span text:style-name="T2">4.5.3</text:span><text:span text:style-name="T4">)</text:span></text:p>
        </text:list-item>
        <text:list-item>
          <text:p text:style-name="P91"><text:span text:style-name="T2">numpy </text:span><text:span text:style-name="T4">(</text:span><text:span text:style-name="T2">1.21.2</text:span><text:span text:style-name="T4">)</text:span></text:p>
        </text:list-item>
        <text:list-item>
          <text:p text:style-name="P92"><text:span text:style-name="T2">Pillow </text:span><text:span text:style-name="T4">(</text:span><text:span text:style-name="T2">5.4.1</text:span><text:span text:style-name="T4">)</text:span></text:p>
        </text:list-item>
        <text:list-item>
          <text:p text:style-name="P93"><text:span text:style-name="T29">RPi.</text:span>GPIO</text:p>
        </text:list-item>
        <text:list-item>
          <text:p text:style-name="P93"><text:span text:style-name="T29">gpio</text:span>zero</text:p>
        </text:list-item>
        <text:list-item>
          <text:p text:style-name="P92">Raspberry Pi <text:span text:style-name="T2">4 </text:span><text:span text:style-name="T3">or </text:span>Raspberry Pi <text:span text:style-name="T2">Zero (slow)</text:span></text:p>
        </text:list-item>
      </text:list>
      <text:p text:style-name="P21"/>
      <text:p text:style-name="P22">Recommended:</text:p>
      <text:list xml:id="list1494276554" text:style-name="L3">
        <text:list-item>
          <text:p text:style-name="P94">omxplayer (if audio is going to be used)</text:p>
        </text:list-item>
        <text:list-item>
          <text:p text:style-name="P95">3 buttons with connectors and 1k ohm resistors</text:p>
        </text:list-item>
        <text:list-item>
          <text:p text:style-name="P95">At least 1 5mm LED with 1k ohm resistor to serve as indicator light</text:p>
        </text:list-item>
        <text:list-item>
          <text:p text:style-name="P94">A USB storage device (<text:span text:style-name="T30">Rover Cam</text:span> auto discovers it in “/media/pi”)</text:p>
        </text:list-item>
      </text:list>
      <text:p text:style-name="P23"/>
      <text:p text:style-name="P17"/>
      <text:p text:style-name="P59">Installation</text:p>
      <text:p text:style-name="P34"/>
      <text:p text:style-name="P35">If Rover Cam is downloaded with OS, no further installation is required.</text:p>
      <text:p text:style-name="P18"/>
      <text:p text:style-name="P8">If Rover Cam is not downloaded <text:span text:style-name="T4">with the OS</text:span></text:p>
      <text:p text:style-name="P26"/>
      <text:p text:style-name="P98"><text:span text:style-name="T32">1.<text:tab/></text:span>If downloading from git, move internal "Rover-Cam-main" folder to Desktop, and change name to "Rover_Cam". <text:span text:style-name="T33"><text:s/></text:span><text:span text:style-name="T34">It must be on Desktop or will not run.</text:span></text:p>
      <text:p text:style-name="P99"><text:span text:style-name="T34">/</text:span><text:span text:style-name="T36">home/pi/</text:span><text:span text:style-name="T34">D</text:span><text:span text:style-name="T31">esktop/Rover_Cam/ #all other files and folders as downloaded#</text:span></text:p>
      <text:p text:style-name="P34"/>
      <text:p text:style-name="P34"><text:span text:style-name="T19">2. <text:s/><text:tab/></text:span>Copy the RC_config.txt, and aoi_pts.txt files to a USB storage device. <text:span text:style-name="T11">Rover Cam will only run when a USB with these files is connected.</text:span></text:p>
      <text:p text:style-name="P26"/>
      <text:p text:style-name="P26"/>
      <text:p text:style-name="P26"/>
      <text:p text:style-name="P26"/>
      <text:p text:style-name="P27"><text:soft-page-break/><text:span text:style-name="T19">3</text:span>. <text:tab/>Edit crontab file for launching “start-up.py” file at boot.</text:p>
      <text:p text:style-name="P26"/>
      <text:p text:style-name="P64">To access crontab:</text:p>
      <text:p text:style-name="P66"><text:span text:style-name="T17"><text:tab/></text:span>sudo crontab -e</text:p>
      <text:p text:style-name="P66"/>
      <text:p text:style-name="P64">Open with nano if prompted.</text:p>
      <text:p text:style-name="P64"/>
      <text:p text:style-name="P64">At bottom put:</text:p>
      <text:p text:style-name="P65">@reboot python3 /home/pi/Desktop/Rover_Cam/Run-at-startup/*.py &amp;</text:p>
      <text:p text:style-name="P65"/>
      <text:p text:style-name="P67">“&amp;” is important, it’s also important that file does not fault out, pi <text:span text:style-name="T5">may</text:span> not boot. <text:span text:style-name="T5">The file is ran in a “Try” block so that might limit this risk, but it hasn’t been tested.</text:span></text:p>
      <text:p text:style-name="P69"/>
      <text:p text:style-name="P68"><text:span text:style-name="T19">4</text:span>. <text:tab/>In “/boot/config.txt”, uncomment the “#hdmi_force_hotplug=1” by removing the #. This allows the pi to <text:span text:style-name="T6">run </text:span>properly without a monitor.</text:p>
      <text:p text:style-name="P17"/>
      <text:p text:style-name="P17"/>
      <text:p text:style-name="P60">GPIO Set-Up</text:p>
      <text:p text:style-name="P17"/>
      <text:p text:style-name="P12">Button Hook-Up</text:p>
      <text:p text:style-name="P40"/>
      <text:p text:style-name="P46">Using the GPIO BCM numbering, and a 1k ohm resistor for each hook-up. Shared or any ground.</text:p>
      <text:p text:style-name="P46"/>
      <table:table table:name="Table1" table:style-name="Table1">
        <table:table-column table:style-name="Table1.A"/>
        <table:table-column table:style-name="Table1.B"/>
        <table:table-row table:style-name="TableLine2696673363552">
          <table:table-cell table:style-name="Table1.A1" office:value-type="string">
            <text:p text:style-name="P46">Power Button (red)</text:p>
          </table:table-cell>
          <table:table-cell table:style-name="Table1.B1" office:value-type="string">
            <text:p text:style-name="P46">Pin 17</text:p>
          </table:table-cell>
        </table:table-row>
        <table:table-row table:style-name="TableLine2696673369536">
          <table:table-cell table:style-name="Table1.A2" office:value-type="string">
            <text:p text:style-name="P73">Mode Select Button (gray)</text:p>
          </table:table-cell>
          <table:table-cell table:style-name="Table1.B2" office:value-type="string">
            <text:p text:style-name="P73">Pin 27</text:p>
          </table:table-cell>
        </table:table-row>
        <table:table-row table:style-name="TableLine2696673369808">
          <table:table-cell table:style-name="Table1.A2" office:value-type="string">
            <text:p text:style-name="P73">Disable Button (blue)</text:p>
          </table:table-cell>
          <table:table-cell table:style-name="Table1.B2" office:value-type="string">
            <text:p text:style-name="P73">Pin 22</text:p>
          </table:table-cell>
        </table:table-row>
      </table:table>
      <text:p text:style-name="P19"/>
      <text:p text:style-name="P19"/>
      <text:p text:style-name="P10">Action Hook-Up</text:p>
      <text:p text:style-name="P19"/>
      <table:table table:name="Table2" table:style-name="Table2">
        <table:table-column table:style-name="Table2.A"/>
        <table:table-column table:style-name="Table2.B"/>
        <table:table-row table:style-name="TableLine2696673365728">
          <table:table-cell table:style-name="Table2.A1" office:value-type="string">
            <text:p text:style-name="P74">Action 1</text:p>
          </table:table-cell>
          <table:table-cell table:style-name="Table2.B1" office:value-type="string">
            <text:p text:style-name="P74">Pin 12</text:p>
          </table:table-cell>
        </table:table-row>
        <table:table-row table:style-name="TableLine2696673368720">
          <table:table-cell table:style-name="Table2.A2" office:value-type="string">
            <text:p text:style-name="P74">Action 2</text:p>
          </table:table-cell>
          <table:table-cell table:style-name="Table2.B2" office:value-type="string">
            <text:p text:style-name="P74">Pin 16</text:p>
          </table:table-cell>
        </table:table-row>
        <table:table-row table:style-name="TableLine2696673370896">
          <table:table-cell table:style-name="Table2.A2" office:value-type="string">
            <text:p text:style-name="P74">Action 3</text:p>
          </table:table-cell>
          <table:table-cell table:style-name="Table2.B2" office:value-type="string">
            <text:p text:style-name="P74">Pin 20</text:p>
          </table:table-cell>
        </table:table-row>
        <table:table-row table:style-name="TableLine2696673371712">
          <table:table-cell table:style-name="Table2.A2" office:value-type="string">
            <text:p text:style-name="P74">Action 4</text:p>
          </table:table-cell>
          <table:table-cell table:style-name="Table2.B2" office:value-type="string">
            <text:p text:style-name="P74">Pin 21</text:p>
          </table:table-cell>
        </table:table-row>
        <table:table-row table:style-name="TableLine2696673365456">
          <table:table-cell table:style-name="Table2.A2" office:value-type="string">
            <text:p text:style-name="P74">Action 5</text:p>
          </table:table-cell>
          <table:table-cell table:style-name="Table2.B2" office:value-type="string">
            <text:p text:style-name="P74">Pin 23</text:p>
          </table:table-cell>
        </table:table-row>
        <table:table-row table:style-name="TableLine2696673366272">
          <table:table-cell table:style-name="Table2.A2" office:value-type="string">
            <text:p text:style-name="P74">Action 6</text:p>
          </table:table-cell>
          <table:table-cell table:style-name="Table2.B2" office:value-type="string">
            <text:p text:style-name="P74">Pin 24</text:p>
          </table:table-cell>
        </table:table-row>
        <table:table-row table:style-name="TableLine2696673371168">
          <table:table-cell table:style-name="Table2.A2" office:value-type="string">
            <text:p text:style-name="P74">Action 7</text:p>
          </table:table-cell>
          <table:table-cell table:style-name="Table2.B2" office:value-type="string">
            <text:p text:style-name="P74">Pin 13</text:p>
          </table:table-cell>
        </table:table-row>
        <table:table-row table:style-name="TableLine2696673366544">
          <table:table-cell table:style-name="Table2.A2" office:value-type="string">
            <text:p text:style-name="P74">Action 8</text:p>
          </table:table-cell>
          <table:table-cell table:style-name="Table2.B2" office:value-type="string">
            <text:p text:style-name="P74">Pin 19</text:p>
          </table:table-cell>
        </table:table-row>
      </table:table>
      <text:p text:style-name="P2"/>
      <table:table table:name="Table3" table:style-name="Table3">
        <table:table-column table:style-name="Table3.A"/>
        <table:table-column table:style-name="Table3.B"/>
        <table:table-row table:style-name="TableLine2696673364640">
          <table:table-cell table:style-name="Table3.A1" office:value-type="string">
            <text:p text:style-name="P74">Indicator LED</text:p>
          </table:table-cell>
          <table:table-cell table:style-name="Table3.B1" office:value-type="string">
            <text:p text:style-name="P74">Pin 26</text:p>
          </table:table-cell>
        </table:table-row>
      </table:table>
      <text:p text:style-name="P11"/>
      <text:p text:style-name="P11"/>
      <text:p text:style-name="P61">Operation</text:p>
      <text:p text:style-name="P29"/>
      <text:p text:style-name="P28">The Settings Interface interacts with RC_config.txt, and aoi_pts.txt, these are stored on USB storag<text:span text:style-name="T8">e.</text:span> <text:span text:style-name="T8">This way the user can take the USB storage out of the pi, and edit </text:span>as text file<text:span text:style-name="T7">s</text:span> on any type of operating system. <text:span text:style-name="T8">The video clips, or images are also stored on the USB drive.</text:span></text:p>
      <text:p text:style-name="P28"><text:soft-page-break/></text:p>
      <text:p text:style-name="P36">To Initiate Settings Interface:</text:p>
      <text:p text:style-name="P24">In terminal:</text:p>
      <text:p text:style-name="P33">python3 pi/Desktop/Rover_Cam/Rover_Cam.py</text:p>
      <text:p text:style-name="P57">Or launch it with an ID</text:p>
      <text:p text:style-name="P9">Setting Date Time</text:p>
      <text:p text:style-name="P9"/>
      <text:p text:style-name="P41">Rover Cam operates independently of any networks, so if accurate date time stamps are desired on video clips, date time will have to be set for each boot up, <text:span text:style-name="T9">in the settings interface, or config.txt. </text:span><text:span text:style-name="T21">Set the date time to about 1 minute after the pi will be turned on with “Run At System Boot” on. This will give the pi time to boot up, and the software to initiate a timer.</text:span></text:p>
      <text:p text:style-name="P37"/>
      <text:p text:style-name="P37"/>
      <text:p text:style-name="P13">States</text:p>
      <text:p text:style-name="P47"/>
      <text:p text:style-name="P48">When power is supplied to the pi and <text:span text:style-name="T21">“Run At System Boot” </text:span>is on, after about a minute the camera, will be active and any Actions, audio, and clip recording will be initiated on motion detection. From <text:s/>here on there are 3 possible states that Rover Cam can be in:</text:p>
      <text:p text:style-name="P48"/>
      <text:p text:style-name="P48">Operational <text:span text:style-name="T23">State </text:span>– this is where if goes as described above, one of 3 modes are running as chosen in settings.</text:p>
      <text:p text:style-name="P48"/>
      <text:p text:style-name="P48">Mode Selection <text:span text:style-name="T24">State </text:span>– the camera and motion detection are not operational <text:span text:style-name="T23">the available modes can be toggled through, as an easy “in the field” way to switch modes.</text:span></text:p>
      <text:p text:style-name="P48"/>
      <text:p text:style-name="P49">Disabled <text:span text:style-name="T24">State </text:span>– this is when the disable code is inputted, and the system is disabled.</text:p>
      <text:p text:style-name="P49"/>
      <text:p text:style-name="P49"/>
      <text:p text:style-name="P13">Button Operation</text:p>
      <text:p text:style-name="P49"/>
      <text:p text:style-name="P49">When in Operational State:</text:p>
      <table:table table:name="Table4" table:style-name="Table4">
        <table:table-column table:style-name="Table4.A"/>
        <table:table-column table:style-name="Table4.B"/>
        <table:table-row table:style-name="TableLine2696673372800">
          <table:table-cell table:style-name="Table4.A1" office:value-type="string">
            <text:p text:style-name="P87">Button</text:p>
          </table:table-cell>
          <table:table-cell table:style-name="Table4.B1" office:value-type="string">
            <text:p text:style-name="P87">Goes To / Initiates</text:p>
          </table:table-cell>
        </table:table-row>
        <table:table-row table:style-name="TableLine2696673375248">
          <table:table-cell table:style-name="Table4.A2" office:value-type="string">
            <text:p text:style-name="P70">Disable Button<text:span text:style-name="T24"> </text:span>(blue) <text:span text:style-name="T24">Pressed</text:span> <text:span text:style-name="T23">(if code passed)</text:span></text:p>
          </table:table-cell>
          <table:table-cell table:style-name="Table4.B2" office:value-type="string">
            <text:p text:style-name="P75">Disabled State</text:p>
          </table:table-cell>
        </table:table-row>
        <table:table-row table:style-name="TableLine2696673373888">
          <table:table-cell table:style-name="Table4.A5" office:value-type="string">
            <text:p text:style-name="P70">Mode Select Button (gray) <text:span text:style-name="T24">Pressed</text:span></text:p>
          </table:table-cell>
          <table:table-cell table:style-name="Table4.B5" office:value-type="string">
            <text:p text:style-name="P75">Indicator LED blinks slow the number of times corresponding to the mode number. This tells the user that a mode is running and which one. <text:span text:style-name="T25">Then blinks fast corresponding to the number of saved clips or images since last start, capped at 30 blinks.</text:span></text:p>
          </table:table-cell>
        </table:table-row>
        <table:table-row table:style-name="TableLine2696673374976">
          <table:table-cell table:style-name="Table4.A5" office:value-type="string">
            <text:p text:style-name="P81">Mode Select Button (gray) <text:span text:style-name="T24">Held 3s</text:span></text:p>
          </table:table-cell>
          <table:table-cell table:style-name="Table4.B5" office:value-type="string">
            <text:p text:style-name="P75">Leaves <text:span text:style-name="T14">Operational </text:span><text:span text:style-name="T15">State </text:span><text:span text:style-name="T13">and enters </text:span><text:span text:style-name="T14">Mode Selection </text:span><text:span text:style-name="T13">State, where modes can be selected.</text:span></text:p>
          </table:table-cell>
        </table:table-row>
        <table:table-row table:style-name="TableLine2696673367904">
          <table:table-cell table:style-name="Table4.A5" office:value-type="string">
            <text:p text:style-name="P42">Power Button (red) <text:span text:style-name="T24">Pressed</text:span></text:p>
          </table:table-cell>
          <table:table-cell table:style-name="Table4.B5" office:value-type="string">
            <text:p text:style-name="P75">Reboots the pi (in about 20s)</text:p>
          </table:table-cell>
        </table:table-row>
        <table:table-row table:style-name="TableLine2696673373344">
          <table:table-cell table:style-name="Table4.A6" office:value-type="string">
            <text:p text:style-name="P43">Power Button (red) <text:span text:style-name="T24">Held 3s</text:span></text:p>
          </table:table-cell>
          <table:table-cell table:style-name="Table4.B6" office:value-type="string">
            <text:p text:style-name="P75">Shuts down the pi</text:p>
          </table:table-cell>
        </table:table-row>
      </table:table>
      <text:p text:style-name="P49"/>
      <text:p text:style-name="P49"/>
      <text:p text:style-name="P49"/>
      <text:p text:style-name="P49"/>
      <text:p text:style-name="P49"/>
      <text:p text:style-name="P49"/>
      <text:p text:style-name="P49"/>
      <text:p text:style-name="P50"><text:soft-page-break/>When in <text:span text:style-name="T22">Mode Selection </text:span><text:span text:style-name="T24">State:</text:span></text:p>
      <table:table table:name="Table5" table:style-name="Table5">
        <table:table-column table:style-name="Table5.A"/>
        <table:table-column table:style-name="Table5.B"/>
        <table:table-row table:style-name="TableLine2696673360016">
          <table:table-cell table:style-name="Table5.A1" office:value-type="string">
            <text:p text:style-name="P88">Button</text:p>
          </table:table-cell>
          <table:table-cell table:style-name="Table5.B1" office:value-type="string">
            <text:p text:style-name="P88">Goes To / Initiates</text:p>
          </table:table-cell>
        </table:table-row>
        <table:table-row table:style-name="TableLine2696673364368">
          <table:table-cell table:style-name="Table5.A2" office:value-type="string">
            <text:p text:style-name="P71">Disable Button<text:span text:style-name="T24"> </text:span>(blue) <text:span text:style-name="T24">Pressed</text:span> <text:span text:style-name="T23">(if code passed)</text:span></text:p>
          </table:table-cell>
          <table:table-cell table:style-name="Table5.B2" office:value-type="string">
            <text:p text:style-name="P79">Nothing</text:p>
          </table:table-cell>
        </table:table-row>
        <table:table-row table:style-name="TableLine2696673362464">
          <table:table-cell table:style-name="Table5.A5" office:value-type="string">
            <text:p text:style-name="P71">Mode Select Button (gray) <text:span text:style-name="T24">Pressed</text:span></text:p>
          </table:table-cell>
          <table:table-cell table:style-name="Table5.B5" office:value-type="string">
            <text:p text:style-name="P79">Toggle through available modes. <text:span text:style-name="T24">Indicator LED blinks slow the number of times corresponding to the mode number.</text:span></text:p>
          </table:table-cell>
        </table:table-row>
        <table:table-row table:style-name="TableLine2696673364096">
          <table:table-cell table:style-name="Table5.A5" office:value-type="string">
            <text:p text:style-name="P82">Mode Select Button (gray) <text:span text:style-name="T24">Held 3s</text:span></text:p>
          </table:table-cell>
          <table:table-cell table:style-name="Table5.B5" office:value-type="string">
            <text:p text:style-name="P77">Leaves <text:span text:style-name="T14">Mode Selection </text:span><text:span text:style-name="T13">State</text:span><text:span text:style-name="T15"> </text:span><text:span text:style-name="T13">and </text:span><text:span text:style-name="T16">goes back to where it previously was, either </text:span><text:span text:style-name="T15">Operational State, </text:span><text:span text:style-name="T16">or </text:span><text:span text:style-name="T15">Disabled </text:span><text:span text:style-name="T13">State.</text:span></text:p>
          </table:table-cell>
        </table:table-row>
        <table:table-row table:style-name="TableLine2696673364912">
          <table:table-cell table:style-name="Table5.A5" office:value-type="string">
            <text:p text:style-name="P44">Power Button (red) <text:span text:style-name="T24">Pressed</text:span></text:p>
          </table:table-cell>
          <table:table-cell table:style-name="Table5.B5" office:value-type="string">
            <text:p text:style-name="P76">Reboots the pi (in about 20s)</text:p>
          </table:table-cell>
        </table:table-row>
        <table:table-row table:style-name="TableLine2696673391296">
          <table:table-cell table:style-name="Table5.A6" office:value-type="string">
            <text:p text:style-name="P44">Power Button (red) <text:span text:style-name="T24">Held 3s</text:span></text:p>
          </table:table-cell>
          <table:table-cell table:style-name="Table5.B6" office:value-type="string">
            <text:p text:style-name="P76">Shuts down the pi</text:p>
          </table:table-cell>
        </table:table-row>
      </table:table>
      <text:p text:style-name="P38"/>
      <text:p text:style-name="P38"/>
      <text:p text:style-name="P51">When in Disabled State:</text:p>
      <table:table table:name="Table6" table:style-name="Table6">
        <table:table-column table:style-name="Table6.A"/>
        <table:table-column table:style-name="Table6.B"/>
        <table:table-row table:style-name="TableLine2696673360832">
          <table:table-cell table:style-name="Table6.A1" office:value-type="string">
            <text:p text:style-name="P89">Button</text:p>
          </table:table-cell>
          <table:table-cell table:style-name="Table6.B1" office:value-type="string">
            <text:p text:style-name="P89">Goes To / Initiates</text:p>
          </table:table-cell>
        </table:table-row>
        <table:table-row table:style-name="TableLine2696673387760">
          <table:table-cell table:style-name="Table6.A2" office:value-type="string">
            <text:p text:style-name="P72">Disable Button<text:span text:style-name="T24"> </text:span>(blue) <text:span text:style-name="T24">Pressed</text:span> <text:span text:style-name="T23">(if code passed)</text:span></text:p>
          </table:table-cell>
          <table:table-cell table:style-name="Table6.B2" office:value-type="string">
            <text:p text:style-name="P86">Operational State</text:p>
          </table:table-cell>
        </table:table-row>
        <table:table-row table:style-name="TableLine2696673380960">
          <table:table-cell table:style-name="Table6.A5" office:value-type="string">
            <text:p text:style-name="P72">Mode Select Button (gray) <text:span text:style-name="T24">Pressed</text:span></text:p>
          </table:table-cell>
          <table:table-cell table:style-name="Table6.B5" office:value-type="string">
            <text:p text:style-name="P80">Nothing</text:p>
          </table:table-cell>
        </table:table-row>
        <table:table-row table:style-name="TableLine2696673388576">
          <table:table-cell table:style-name="Table6.A5" office:value-type="string">
            <text:p text:style-name="P83">Mode Select Button (gray) <text:span text:style-name="T24">Held 3s</text:span></text:p>
          </table:table-cell>
          <table:table-cell table:style-name="Table6.B5" office:value-type="string">
            <text:p text:style-name="P78"><text:span text:style-name="T14">Mode Selection </text:span><text:span text:style-name="T13">State</text:span></text:p>
          </table:table-cell>
        </table:table-row>
        <table:table-row table:style-name="TableLine2696673383680">
          <table:table-cell table:style-name="Table6.A5" office:value-type="string">
            <text:p text:style-name="P45">Power Button (red) <text:span text:style-name="T24">Pressed</text:span></text:p>
          </table:table-cell>
          <table:table-cell table:style-name="Table6.B5" office:value-type="string">
            <text:p text:style-name="P78">Reboots the pi (in about 20s)</text:p>
          </table:table-cell>
        </table:table-row>
        <table:table-row table:style-name="TableLine2696673389120">
          <table:table-cell table:style-name="Table6.A6" office:value-type="string">
            <text:p text:style-name="P45">Power Button (red) <text:span text:style-name="T24">Held 3s</text:span></text:p>
          </table:table-cell>
          <table:table-cell table:style-name="Table6.B6" office:value-type="string">
            <text:p text:style-name="P78">Shuts down the pi</text:p>
          </table:table-cell>
        </table:table-row>
      </table:table>
      <text:p text:style-name="P39"/>
      <text:p text:style-name="P38"/>
      <text:p text:style-name="P14">Modes</text:p>
      <text:p text:style-name="P52"/>
      <text:p text:style-name="P84"><text:span text:style-name="T26">When in </text:span><text:span text:style-name="T23">Operational State </text:span><text:span text:style-name="T26">there are 3 possible modes to choose from:</text:span></text:p>
      <text:p text:style-name="P84"/>
      <text:p text:style-name="P85">Mode1 – only records clips, or images on motion</text:p>
      <text:p text:style-name="P85">Mode2 – records clip or images, and performs Actions, and plays audio or python files on motion</text:p>
      <text:p text:style-name="P52">Mode 3 – only perform Actions/audio or python files on motion</text:p>
      <text:p text:style-name="P52"/>
      <text:p text:style-name="P52"/>
      <text:p text:style-name="P14">Audio / Python Files</text:p>
      <text:p text:style-name="P52"/>
      <text:p text:style-name="P53">If “Play Audio” is set to “on” and there are audio/python files in “/home/pi/Desktop/Rover_Cam/audio” than each file in that directory will run one after the other, in alphabetical order. They will not start again until they are finished running, even if “Clip Time” is shorter. If motion is detected another clip or image will be record even if the audio/python files are still running.</text:p>
      <text:p text:style-name="P53"/>
      <text:p text:style-name="P56">See the setting interface for more details.</text:p>
      <text:p text:style-name="P52"/>
      <text:p text:style-name="P52"/>
      <text:p text:style-name="P52"/>
      <text:p text:style-name="P52"/>
      <text:p text:style-name="P52"/>
      <text:p text:style-name="P52"/>
      <text:p text:style-name="P52"/>
      <text:p text:style-name="P15"><text:soft-page-break/>Actions</text:p>
      <text:p text:style-name="P54"/>
      <text:p text:style-name="P55">Actions should always start in “off” even if for 0 seconds, and not have 2 consecutive “ons” or “offs”. They can end in either “on” or “off”. <text:span text:style-name="T27">All Action will begin as the same time, and will not start again until they are all finished. If “Clip Time” is shorter than the longest Action run time, and motion is detected again before all the Actions are finished, Actions will not start on this motion instance. Setting one Action to end in “off” for an extended period of time is a good way to restrict Actions from starting again while recording images or short clip times.</text:span></text:p>
      <text:p text:style-name="P55"/>
      <text:p text:style-name="P56">See the setting interface for more details.</text:p>
      <text:p text:style-name="P6"/>
      <text:p text:style-name="P6"/>
      <text:p text:style-name="P5">Extra <text:span text:style-name="T6">Tip</text:span>:</text:p>
      <text:p text:style-name="P1"/>
      <text:p text:style-name="P1">In terminal to see process<text:span text:style-name="T6">es</text:span> running:</text:p>
      <text:p text:style-name="P1"/>
      <text:p text:style-name="P7">htop</text:p>
      <text:p text:style-name="P1"/>
      <text:p text:style-name="P3">htop may show multiply files running <text:span text:style-name="T1">but is only one file running on multiple threads (this can be changed in htop set-up/file)</text:span></text:p>
      <text:p text:style-name="P16"/>
      <text:p text:style-name="P16"/>
      <text:p text:style-name="P25"/>
      <text:p text:style-name="P32">DISCLAIMER:</text:p>
      <text:p text:style-name="P32">THE SOFTWARE IS PROVIDED "AS IS", WITHOUT WARRANTY OF ANY KIND, EXPRESS OR IMPLIED, INCLUDING BUT NOT LIMITED TO THE WARRANTIES OF MERCHANTABILITY, FITNESS FOR A PARTICULAR PURPOSE AND NONINFRINGEMENT. IN NO EVENT SHALL THE AUTHORS OR</text:p>
      <text:p text:style-name="P32">COPYRIGHT HOLDERS BE LIABLE FOR ANY CLAIM, DAMAGES OR OTHER LIABILITY, WHETHER IN AN ACTION OF CONTRACT, TORT OR OTHERWISE,</text:p>
      <text:p text:style-name="P32">ARISING FROM, OUT OF OR IN CONNECTION WITH THE SOFTWARE OR THE USE OR OTHER DEALINGS IN THE SOFTWARE.</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01:31:48.357373704</meta:creation-date>
    <dc:date>2022-04-16T20:26:59.655000000</dc:date>
    <meta:editing-duration>PT5H10M17S</meta:editing-duration>
    <meta:editing-cycles>82</meta:editing-cycles>
    <meta:generator>LibreOffice/7.0.6.2$Windows_X86_64 LibreOffice_project/144abb84a525d8e30c9dbbefa69cbbf2d8d4ae3b</meta:generator>
    <meta:document-statistic meta:table-count="6" meta:image-count="0" meta:object-count="0" meta:page-count="5" meta:paragraph-count="135" meta:word-count="1271" meta:character-count="7228" meta:non-whitespace-character-count="6092"/>
  </office:meta>
</office:document-meta>
</file>